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1.5cm" svg:y="1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1.5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5cm" svg:height="1.25cm" svg:x="1.5cm" svg:y="3.5cm">
          <draw:text-box>
            <text:p text:style-name="P1">Prediction Window</text:p>
          </draw:text-box>
        </draw:frame>
        <draw:custom-shape draw:style-name="gr1" draw:text-style-name="P1" draw:layer="layout" svg:width="1.5cm" svg:height="1.5cm" svg:x="13.5cm" svg:y="1.5cm">
          <text:p text:style-name="P1">3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5cm" svg:height="1.25cm" svg:x="10.6cm" svg:y="3.5cm">
          <draw:text-box>
            <text:p text:style-name="P1">Current Point</text:p>
          </draw:text-box>
        </draw:frame>
        <draw:custom-shape draw:style-name="gr3" draw:text-style-name="P1" draw:layer="layout" svg:width="2.5cm" svg:height="2.5cm" svg:x="9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5cm" svg:x="4.5cm" svg:y="1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8cm" svg:y="16.6cm">
          <text:p text:style-name="P1">3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5cm" svg:height="1.25cm" svg:x="1.5cm" svg:y="18.6cm">
          <draw:text-box>
            <text:p text:style-name="P1">Common Index</text:p>
          </draw:text-box>
        </draw:frame>
        <draw:frame draw:style-name="gr2" draw:text-style-name="P1" draw:layer="layout" svg:width="7.5cm" svg:height="1.25cm" svg:x="10.7cm" svg:y="18.6cm">
          <draw:text-box>
            <text:p text:style-name="P1">Common Error</text:p>
          </draw:text-box>
        </draw:frame>
        <draw:frame draw:style-name="gr2" draw:text-style-name="P1" draw:layer="layout" svg:width="7.5cm" svg:height="1.25cm" svg:x="6.5cm" svg:y="15cm">
          <draw:text-box>
            <text:p text:style-name="P1">Output</text:p>
          </draw:text-box>
        </draw:frame>
        <draw:custom-shape draw:style-name="gr1" draw:text-style-name="P1" draw:layer="layout" svg:width="4cm" svg:height="3.5cm" svg:x="8.3cm" svg:y="5cm">
          <text:p text:style-name="P1">0: 2</text:p>
          <text:p text:style-name="P1">1: 3</text:p>
          <text:p text:style-name="P1">2: 1</text:p>
          <text:p text:style-name="P1">3: 5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cm" svg:height="1.673cm" svg:x="8.3cm" svg:y="8.9cm">
          <draw:text-box>
            <text:p text:style-name="P1">Error Frequenci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31T23:08:04</meta:creation-date>
    <dc:date>2009-11-01T00:04:54</dc:date>
    <meta:editing-duration>PT00H41M40S</meta:editing-duration>
    <meta:editing-cycles>3</meta:editing-cycles>
    <meta:generator>OpenOffice.org/3.0$Linu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